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40000007A3D274BC2E9325ED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, 'UbuntuMono Nerd Font', 'Droid Sans Mono', monospace, monospace, 'Droid Sans Fallback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463cm" fo:margin-left="-0.042cm" fo:margin-top="0cm" fo:margin-bottom="0cm" table:align="left" style:writing-mode="lr-tb"/>
    </style:style>
    <style:style style:name="Tabla1.A" style:family="table-column">
      <style:table-column-properties style:column-width="2.043cm"/>
    </style:style>
    <style:style style:name="Tabla1.B" style:family="table-column">
      <style:table-column-properties style:column-width="7.641cm"/>
    </style:style>
    <style:style style:name="Tabla1.C" style:family="table-column">
      <style:table-column-properties style:column-width="2.704cm"/>
    </style:style>
    <style:style style:name="Tabla1.D" style:family="table-column">
      <style:table-column-properties style:column-width="5.07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226cm" fo:padding-right="0.191cm" fo:padding-top="0cm" fo:padding-bottom="0cm" fo:border="none" style:writing-mode="lr-tb">
        <style:background-image/>
      </style:table-cell-properties>
    </style:style>
    <style:style style:name="Tabla1.B1" style:family="table-cell">
      <style:table-cell-properties fo:background-color="transparent" fo:padding-left="0.226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bla1.B2" style:family="table-cell">
      <style:table-cell-properties fo:background-color="transparent" fo:padding-left="0.226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a2" style:family="table">
      <style:table-properties style:width="18.745cm" fo:margin-left="0.009cm" fo:margin-top="0cm" fo:margin-bottom="0cm" table:align="left" style:writing-mode="lr-tb"/>
    </style:style>
    <style:style style:name="Tabla2.A" style:family="table-column">
      <style:table-column-properties style:column-width="18.745cm"/>
    </style:style>
    <style:style style:name="Tabla2.1" style:family="table-row">
      <style:table-row-properties style:min-row-height="6.973cm" fo:keep-together="auto"/>
    </style:style>
    <style:style style:name="Tabla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" style:family="table">
      <style:table-properties style:width="18.745cm" fo:margin-left="0.009cm" fo:margin-top="0cm" fo:margin-bottom="0cm" table:align="left" style:writing-mode="lr-tb"/>
    </style:style>
    <style:style style:name="Tabla3.A" style:family="table-column">
      <style:table-column-properties style:column-width="18.745cm"/>
    </style:style>
    <style:style style:name="Tabla3.1" style:family="table-row">
      <style:table-row-properties style:min-row-height="6.973cm" fo:keep-together="auto"/>
    </style:style>
    <style:style style:name="Tabla3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" style:family="table">
      <style:table-properties style:width="18.745cm" fo:margin-left="0.009cm" fo:margin-top="0cm" fo:margin-bottom="0cm" table:align="left" style:writing-mode="lr-tb"/>
    </style:style>
    <style:style style:name="Tabla4.A" style:family="table-column">
      <style:table-column-properties style:column-width="18.745cm"/>
    </style:style>
    <style:style style:name="Tabla4.1" style:family="table-row">
      <style:table-row-properties style:min-row-height="7.461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" style:family="table">
      <style:table-properties style:width="18.745cm" fo:margin-left="0.009cm" fo:margin-top="0cm" fo:margin-bottom="0cm" table:align="left" style:writing-mode="lr-tb"/>
    </style:style>
    <style:style style:name="Tabla6.A" style:family="table-column">
      <style:table-column-properties style:column-width="18.745cm"/>
    </style:style>
    <style:style style:name="Tabla6.1" style:family="table-row">
      <style:table-row-properties style:min-row-height="7.461cm" fo:keep-together="auto"/>
    </style:style>
    <style:style style:name="Tabla6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282cm" style:contextual-spacing="false"/>
    </style:style>
    <style:style style:name="P6" style:family="paragraph" style:parent-style-name="Standard">
      <style:paragraph-properties fo:margin-top="0cm" fo:margin-bottom="0.282cm" style:contextual-spacing="false" fo:text-align="start" style:justify-single-word="false" fo:orphans="0" fo:widows="0"/>
    </style:style>
    <style:style style:name="P7" style:family="paragraph" style:parent-style-name="Standard">
      <style:paragraph-properties fo:margin-top="0cm" fo:margin-bottom="0.282cm" style:contextual-spacing="false" fo:padding-left="0cm" fo:padding-right="0cm" fo:padding-top="0cm" fo:padding-bottom="0.071cm" fo:border-left="none" fo:border-right="none" fo:border-top="none" fo:border-bottom="0.26pt solid #000000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  <style:text-properties fo:font-weight="bold" officeooo:rsid="0002c3e1" officeooo:paragraph-rsid="0002c3e1" style:font-weight-asian="bold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fo:font-weight="bold" officeooo:rsid="00057da2" officeooo:paragraph-rsid="00057da2" style:font-weight-asian="bold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officeooo:rsid="0003d759" officeooo:paragraph-rsid="0003d759"/>
    </style:style>
    <style:style style:name="P13" style:family="paragraph" style:parent-style-name="Standard">
      <style:paragraph-properties fo:margin-top="0cm" fo:margin-bottom="0cm" style:contextual-spacing="false" fo:line-height="100%" fo:orphans="0" fo:widows="0"/>
      <style:text-properties officeooo:rsid="00045dca" officeooo:paragraph-rsid="00045dca"/>
    </style:style>
    <style:style style:name="P14" style:family="paragraph" style:parent-style-name="Standard">
      <style:paragraph-properties fo:margin-top="0cm" fo:margin-bottom="0cm" style:contextual-spacing="false" fo:line-height="100%" fo:orphans="0" fo:widows="0"/>
      <style:text-properties officeooo:rsid="00057da2" officeooo:paragraph-rsid="00057da2"/>
    </style:style>
    <style:style style:name="P15" style:family="paragraph" style:parent-style-name="Table_20_Contents">
      <style:paragraph-properties fo:text-align="start" style:justify-single-word="false" fo:orphans="0" fo:widows="0"/>
      <style:text-properties fo:color="#355269" loext:opacity="100%"/>
    </style:style>
    <style:style style:name="P16" style:family="paragraph" style:parent-style-name="Table_20_Contents">
      <style:paragraph-properties fo:text-align="start" style:justify-single-word="false" fo:orphans="0" fo:widows="0"/>
    </style:style>
    <style:style style:name="P17" style:family="paragraph" style:parent-style-name="Table_20_Contents">
      <style:paragraph-properties fo:margin-top="0cm" fo:margin-bottom="0.282cm" style:contextual-spacing="false" fo:text-align="start" style:justify-single-word="false" fo:orphans="0" fo:widows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355269" loext:opacity="100%"/>
    </style:style>
    <style:style style:name="T5" style:family="text">
      <style:text-properties style:use-window-font-color="true" loext:opacity="0%" style:font-name="Calibri" fo:font-size="11pt" fo:language="es" fo:country="CO" fo:font-weight="bold" officeooo:rsid="0002c3e1" style:letter-kerning="false" style:font-name-asian="Calibri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6" style:family="text">
      <style:text-properties style:use-window-font-color="true" loext:opacity="0%" style:font-name="Calibri" fo:font-size="11pt" fo:language="es" fo:country="CO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T7" style:family="text">
      <style:text-properties officeooo:rsid="00045dca"/>
    </style:style>
    <style:style style:name="T8" style:family="text">
      <style:text-properties officeooo:rsid="00057da2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9">Nombre: </text:p>
          </table:table-cell>
          <table:table-cell table:style-name="Tabla1.B1" office:value-type="string">
            <text:p text:style-name="P10">Miguel Angel Gonzalez Rodriguez</text:p>
          </table:table-cell>
          <table:table-cell table:style-name="Tabla1.A1" office:value-type="string">
            <text:p text:style-name="P8"><text:span text:style-name="T1">ID (</text:span><text:span text:style-name="T5">T.I</text:span><text:span text:style-name="T1">):</text:span></text:p>
          </table:table-cell>
          <table:table-cell table:style-name="Tabla1.B1" office:value-type="string">
            <text:p text:style-name="P10">1109184325</text:p>
          </table:table-cell>
        </table:table-row>
        <table:table-row table:style-name="Tabla1.1">
          <table:table-cell table:style-name="Tabla1.A1" office:value-type="string">
            <text:p text:style-name="P9">Profesor:</text:p>
          </table:table-cell>
          <table:table-cell table:style-name="Tabla1.B2" office:value-type="string">
            <text:p text:style-name="P11">Oscar Danilo Martinez Bernal</text:p>
          </table:table-cell>
          <table:table-cell table:style-name="Tabla1.A1" office:value-type="string">
            <text:p text:style-name="P9">Carrera:</text:p>
          </table:table-cell>
          <table:table-cell table:style-name="Tabla1.B2" office:value-type="string">
            <text:p text:style-name="P11">Ingenieria mecatronica</text:p>
          </table:table-cell>
        </table:table-row>
      </table:table>
      <text:p text:style-name="P3"/>
      <text:p text:style-name="P4"><text:span text:style-name="T3">HOJA DE RESPUESTAS</text:span></text:p>
      <text:p text:style-name="Standard"><text:span text:style-name="T1">Punto 1 (a). 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Estructuras:</text:p>
            <text:p text:style-name="P12">Struct Pacientes(){} = se ingresa los datos de los pacientes</text:p>
            <text:p text:style-name="P12"/>
            <text:p text:style-name="P12">matrices:</text:p>
            <text:p text:style-name="P12">Pacientes usuario[cantUsuarios] = se guarda la informacion de los usuarios para la struct</text:p>
            <text:p text:style-name="P12"><text:span text:style-name="T7">int </text:span>vacunas<text:span text:style-name="T7">[cantVacunas][2] = se usa para guardar la cantidad de usuarios vacunados por dosis</text:span></text:p>
            <text:p text:style-name="P12"/>
            <text:p text:style-name="P12"/>
            <text:p text:style-name="P12"/>
            <text:p text:style-name="P12">arreglos:</text:p>
            <text:p text:style-name="P12">string vacunas[numVacunas] = se guarda el nombre de las vacunas</text:p>
            <text:p text:style-name="P12"/>
            <text:p text:style-name="P13">variables:</text:p>
            <text:p text:style-name="P13">int cantVacunas, cantUsuarios = se usa para luego saber cuantos usuarios y vacunas hay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Standard"/>
      <text:p text:style-name="Standard"><text:span text:style-name="T1">Punto 1 (b).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#include &lt;iostream&gt;</text:p>
            <text:p text:style-name="P8">using namespace std;</text:p>
            <text:p text:style-name="P8"/>
            <text:p text:style-name="P8">struct Pacientes(){</text:p>
            <text:p text:style-name="P8"><text:s text:c="4"/>string nombres;</text:p>
            <text:p text:style-name="P8"><text:s text:c="4"/>string apellidos;</text:p>
            <text:p text:style-name="P8"><text:s text:c="4"/>int edad;</text:p>
            <text:p text:style-name="P8"><text:s text:c="4"/>char vacunado; // S o N dosis 1</text:p>
            <text:p text:style-name="P8"><text:s text:c="4"/>char vacunado2; //S o N dosis2</text:p>
            <text:p text:style-name="P8"><text:s text:c="4"/>int identificacion;</text:p>
            <text:p text:style-name="P8"><text:s text:c="4"/>int telefono;</text:p>
            <text:p text:style-name="P8"><text:s text:c="4"/>string eps;</text:p>
            <text:p text:style-name="P8"><text:s text:c="4"/>int codigoVacuna;</text:p>
            <text:p text:style-name="P8"><text:s text:c="4"/>int fecha1[3]; // dia mes año</text:p>
            <text:p text:style-name="P8"><text:s text:c="4"/>int fecha2[3];</text:p>
            <text:p text:style-name="P8">};</text:p>
            <text:p text:style-name="P8"/>
            <text:p text:style-name="P8">int dia = 0;</text:p>
            <text:p text:style-name="P8">int mes = 0;</text:p>
            <text:p text:style-name="P8">int año = 0;</text:p>
            <text:p text:style-name="P8"/>
            <text:p text:style-name="P8">int main(){</text:p>
            <text:p text:style-name="P8"><text:s text:c="4"/>Pacientes usuario[20];</text:p>
            <text:p text:style-name="P8"><text:s text:c="4"/>int cantUsuarios;</text:p>
            <text:p text:style-name="P8"><text:s text:c="4"/>int cantVacunas</text:p>
            <text:p text:style-name="P8"><text:s text:c="4"/>return 0;</text:p>
            <text:p text:style-name="P8">}</text:p>
            <text:p text:style-name="P8"/>
            <text:p text:style-name="P8">int estadisticasVacunas(struct Pacientes usuario[20], int cantUsuarios, int cantVacunas){</text:p>
            <text:p text:style-name="P8"><text:s text:c="4"/>int vacunas[cantVacunas][2] = 0;</text:p>
            <text:p text:style-name="P8"><text:s text:c="4"/>for(int i = 0; i &lt; cantVacunas; i++){</text:p>
            <text:p text:style-name="P8"><text:s text:c="8"/>for(int j = 0; j &lt; 2; j++){</text:p>
            <text:p text:style-name="P8"><text:s text:c="12"/>vacunas[i][j]=0;</text:p>
            <text:p text:style-name="P8"><text:s text:c="8"/>}</text:p>
            <text:p text:style-name="P8"><text:s text:c="4"/>}</text:p>
            <text:p text:style-name="P8"/>
            <text:p text:style-name="P8"><text:s text:c="4"/>for(int i = 0; i &lt; cantUsuarios; i++){</text:p>
            <text:p text:style-name="P8"><text:s text:c="8"/>if(usuario[i].vacunado == 'S'){</text:p>
            <text:p text:style-name="P8"><text:s text:c="12"/>vacunas[usuario[i].vacunado2 == 'S'][0] ++;</text:p>
            <text:p text:style-name="P8"><text:s text:c="12"/>if(usuario[i].fecha2 != 0){</text:p>
            <text:p text:style-name="P8"><text:s text:c="16"/>vacunas[usuario[i].codigoVacuna][1]++;</text:p>
            <text:p text:style-name="P8"><text:s text:c="12"/>}</text:p>
            <text:p text:style-name="P8"><text:s text:c="8"/>}</text:p>
            <text:p text:style-name="P8"><text:s text:c="4"/>}</text:p>
            <text:p text:style-name="P8"><text:s text:c="4"/>return vacunas;</text:p>
            <text:p text:style-name="P8">}</text:p>
            <text:p text:style-name="P9"><text:soft-page-break/>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"/>
      <text:p text:style-name="P2"/>
      <text:p text:style-name="Standard"><text:bookmark-start text:name="__DdeLink__9536_555324537"/><text:span text:style-name="T1">Punto 2 (a).</text:span><text:bookmark-end text:name="__DdeLink__9536_555324537"/><text:span text:style-name="T1"> 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Estructuras:</text:p>
            <text:p text:style-name="P13">Struct Prendas(){} = se almacenan los datos de las prendas</text:p>
            <text:p text:style-name="P13">Struct Insumos(){} = se almacenan los datos de los insumos</text:p>
            <text:p text:style-name="P13"/>
            <text:p text:style-name="P13">matrices:</text:p>
            <text:p text:style-name="P13">int masCaro<text:span text:style-name="T6">[cantPrendas][2] = se almacenan los codigos y costo de fabricacion por prenda</text:span></text:p>
            <text:p text:style-name="P13"><text:span text:style-name="T6"/></text:p>
            <text:p text:style-name="P13"><text:span text:style-name="T6">arreglos:</text:span></text:p>
            <text:p text:style-name="P13"><text:span text:style-name="T6">Prendas ropa[20] = se almacenan las prendas</text:span></text:p>
            <text:p text:style-name="P13"><text:span text:style-name="T6">Insumos insumo[20] = se almacenan los insumos</text:span></text:p>
            <text:p text:style-name="P14"><text:span text:style-name="T6">string verdaderoCaro[2] = se almacena el nombre y precio del producto mas caro</text:span></text:p>
            <text:p text:style-name="P13"><text:span text:style-name="T6"/></text:p>
            <text:p text:style-name="P13"><text:span text:style-name="T6">variables: </text:span></text:p>
            <text:p text:style-name="P13"><text:span text:style-name="T6">int cantPrendas, cantInsumos = cuantas prendas o insumos hay</text:span></text:p>
            <text:p text:style-name="P14"><text:span text:style-name="T6">int codMasCaro = codigo del mas caro hasta el momento</text:span></text:p>
            <text:p text:style-name="P14"><text:span text:style-name="T6">int precioCaro = precio del mas caro hasta el momento</text:span></text:p>
            <text:p text:style-name="P14"><text:span text:style-name="T6">int insumoAct = codigo del insumo en ese momento</text:span>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2"/>
      <text:p text:style-name="Standard"><text:span text:style-name="T1">Punto 2 (b).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8">#include &lt;iostream&gt;</text:p>
            <text:p text:style-name="P8">using namespace std;</text:p>
            <text:p text:style-name="P8"/>
            <text:p text:style-name="P8">struct <text:span text:style-name="T7">P</text:span>rendas(){</text:p>
            <text:p text:style-name="P8"><text:s text:c="4"/>string nombre;</text:p>
            <text:p text:style-name="P8"><text:s text:c="4"/>int precioVenta;</text:p>
            <text:p text:style-name="P8"><text:soft-page-break/><text:s text:c="4"/>int numInsumos;</text:p>
            <text:p text:style-name="P8"><text:s text:c="4"/>int codInsumo;</text:p>
            <text:p text:style-name="P8"><text:s text:c="4"/>int tipoInsumo[20][2];</text:p>
            <text:p text:style-name="P8">};</text:p>
            <text:p text:style-name="P8"/>
            <text:p text:style-name="P8">struct <text:span text:style-name="T7">I</text:span>nsumos(){</text:p>
            <text:p text:style-name="P8"><text:s text:c="4"/>int codInsumo;</text:p>
            <text:p text:style-name="P8"><text:s text:c="4"/>string nomInsumo;</text:p>
            <text:p text:style-name="P8"><text:s text:c="4"/>string unidad;</text:p>
            <text:p text:style-name="P8"><text:s text:c="4"/>int valorUnidad;</text:p>
            <text:p text:style-name="P8">};</text:p>
            <text:p text:style-name="P8"/>
            <text:p text:style-name="P8"/>
            <text:p text:style-name="P8"/>
            <text:p text:style-name="P8">int main{</text:p>
            <text:p text:style-name="P8"><text:s text:c="4"/><text:span text:style-name="T7">return 0;</text:span></text:p>
            <text:p text:style-name="P8">}</text:p>
            <text:p text:style-name="P8"/>
            <text:p text:style-name="P8">string costoso(struct <text:span text:style-name="T8">P</text:span>rendas ropa[20], struct <text:span text:style-name="T8">I</text:span>nsumos insumo[20], cantPrendas, cantInsumos){</text:p>
            <text:p text:style-name="P8"><text:s text:c="4"/>int masCaro[cantPrendas][2];</text:p>
            <text:p text:style-name="P8"><text:s text:c="4"/>string verdaderoCaro[2];</text:p>
            <text:p text:style-name="P8"><text:s text:c="4"/>int codMasCaro = 0;</text:p>
            <text:p text:style-name="P8"><text:s text:c="4"/>int precioCaro = 0;</text:p>
            <text:p text:style-name="P8"><text:s text:c="4"/>int insumoAct = 0;</text:p>
            <text:p text:style-name="P8"><text:s text:c="4"/>for(int i = 0; i &lt; cantPrendas; i++){</text:p>
            <text:p text:style-name="P8"><text:s text:c="8"/>masCaro[i][0] = i;</text:p>
            <text:p text:style-name="P8"><text:s text:c="8"/>for(int j = 0; j &lt; ropa.numInsumos; j++){</text:p>
            <text:p text:style-name="P8"><text:s text:c="12"/>insumoAct = ropa.tipoInsumo[j][0];</text:p>
            <text:p text:style-name="P8"><text:s text:c="12"/>for(int k = 0; k &lt; cantInsumos;k++){</text:p>
            <text:p text:style-name="P8"><text:s text:c="16"/>if(insumo[k].codInsumo == insumo<text:span text:style-name="T7">Act</text:span>){</text:p>
            <text:p text:style-name="P8"><text:s text:c="20"/>masCaro[i][1] = ropa.tipoInsumo[j][1]*insumo[k].valorUnidad;</text:p>
            <text:p text:style-name="P8"><text:s text:c="16"/>}</text:p>
            <text:p text:style-name="P8"><text:s text:c="12"/>}</text:p>
            <text:p text:style-name="P8"><text:s text:c="8"/>}</text:p>
            <text:p text:style-name="P8"><text:s text:c="4"/>}</text:p>
            <text:p text:style-name="P8"/>
            <text:p text:style-name="P8"><text:s text:c="4"/>for(int i = 0; i &lt; cantPrendas; i++){</text:p>
            <text:p text:style-name="P8"><text:s text:c="8"/>if(masCaro[i][1] &gt; precioCaro){</text:p>
            <text:p text:style-name="P8"><text:s text:c="12"/>precioCaro = masCaro[i][1];</text:p>
            <text:p text:style-name="P8"><text:s text:c="12"/>codMasCaro = i;</text:p>
            <text:p text:style-name="P8"><text:s text:c="8"/>}</text:p>
            <text:p text:style-name="P8"><text:s text:c="4"/>}</text:p>
            <text:p text:style-name="P8"><text:s text:c="4"/>verdaderoCaro[0]=ropa[codMasCaro].nombre;</text:p>
            <text:p text:style-name="P8"><text:s text:c="4"/>verdaderoCaro[1]=precioCaro;</text:p>
            <text:p text:style-name="P8"><text:s text:c="4"/>return verdaderoCaro;</text:p>
            <text:p text:style-name="P8"><text:soft-page-break/>}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 table:style-name="Tabla6.1">
          <table:table-cell table:style-name="Tabla6.A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, 'UbuntuMono Nerd Font', 'Droid Sans Mono', monospace, monospace, 'Droid Sans Fallback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CO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CO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es" fo:country="CO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5" style:family="table">
      <style:table-properties style:width="15.55cm" fo:margin-left="1.753cm" fo:margin-top="0cm" fo:margin-bottom="0cm" table:align="left" style:writing-mode="lr-tb"/>
    </style:style>
    <style:style style:name="Tabla5.A" style:family="table-column">
      <style:table-column-properties style:column-width="6.35cm"/>
    </style:style>
    <style:style style:name="Tabla5.B" style:family="table-column">
      <style:table-column-properties style:column-width="9.199cm"/>
    </style:style>
    <style:style style:name="Tabla5.1" style:family="table-row">
      <style:table-row-properties style:min-row-height="2.339cm" fo:keep-together="auto"/>
    </style:style>
    <style:style style:name="Tabla5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Standard">
      <style:paragraph-properties fo:margin-top="0cm" fo:margin-bottom="0.282cm" style:contextual-spacing="false" fo:padding-left="0cm" fo:padding-right="0cm" fo:padding-top="0cm" fo:padding-bottom="0.071cm" fo:border-left="none" fo:border-right="none" fo:border-top="none" fo:border-bottom="0.26pt solid #000000"/>
    </style:style>
    <style:style style:name="MP2" style:family="paragraph" style:parent-style-name="Table_20_Contents">
      <style:paragraph-properties fo:text-align="start" style:justify-single-word="false" fo:orphans="0" fo:widows="0"/>
      <style:text-properties fo:color="#355269" loext:opacity="100%"/>
    </style:style>
    <style:style style:name="MP3" style:family="paragraph" style:parent-style-name="Table_20_Contents">
      <style:paragraph-properties fo:text-align="start" style:justify-single-word="false" fo:orphans="0" fo:widows="0"/>
    </style:style>
    <style:style style:name="MP4" style:family="paragraph" style:parent-style-name="Table_20_Contents">
      <style:paragraph-properties fo:margin-top="0cm" fo:margin-bottom="0.282cm" style:contextual-spacing="false" fo:text-align="start" style:justify-single-word="false" fo:orphans="0" fo:widows="0"/>
    </style:style>
    <style:style style:name="MP5" style:family="paragraph" style:parent-style-name="Standard">
      <style:paragraph-properties fo:text-align="start" style:justify-single-word="false" fo:orphans="0" fo:widows="0"/>
    </style:style>
    <style:style style:name="MP6" style:family="paragraph" style:parent-style-name="Standard">
      <style:paragraph-properties fo:margin-top="0cm" fo:margin-bottom="0.282cm" style:contextual-spacing="false" fo:text-align="start" style:justify-single-word="false" fo:orphans="0" fo:widows="0"/>
    </style:style>
    <style:style style:name="MT1" style:family="text">
      <style:text-properties fo:color="#355269" loext:opacity="100%"/>
    </style:style>
    <style:style style:name="M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4cm" style:num-format="1" style:print-orientation="portrait" fo:margin-top="1.251cm" fo:margin-bottom="1.27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draw:frame draw:style-name="Mfr1" draw:name="Image1" text:anchor-type="char" svg:x="0.175cm" svg:y="0.122cm" svg:width="6.227cm" svg:height="2.341cm" draw:z-index="4"><draw:image xlink:href="Pictures/10000201000001440000007A3D274BC2E9325ED2.png" xlink:type="simple" xlink:show="embed" xlink:actuate="onLoad" draw:mime-type="image/png"/></draw:frame></text:p>
            </table:table-cell>
            <table:table-cell table:style-name="Tabla5.A1" office:value-type="string">
              <text:p text:style-name="MP3"><text:span text:style-name="MT1">Facultad de Ingeniería</text:span></text:p>
              <text:p text:style-name="MP4"><text:span text:style-name="MT1">Departamento de Ingeniería de Sistemas</text:span></text:p>
              <text:p text:style-name="MP5">Introducción a la Programación</text:p>
              <text:p text:style-name="MP6"><text:span text:style-name="MT1">Tercer Parcial Conjunto – mayo 21 de 2021</text:span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00:39:00</meta:creation-date>
    <meta:initial-creator>Camilo</meta:initial-creator>
    <dc:language>es-CO</dc:language>
    <dc:date>2021-05-21T19:43:04.045219185</dc:date>
    <meta:editing-cycles>10</meta:editing-cycles>
    <meta:editing-duration>PT15M11S</meta:editing-duration>
    <meta:generator>LibreOffice/7.1.3.2$Linux_X86_64 LibreOffice_project/10$Build-2</meta:generator>
    <meta:document-statistic meta:table-count="6" meta:image-count="1" meta:object-count="0" meta:page-count="5" meta:paragraph-count="126" meta:word-count="462" meta:character-count="3484" meta:non-whitespace-character-count="27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